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i" style:country-asian="FI"/>
    </style:style>
    <style:style style:name="P6"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i" style:country-asian="FI"/>
    </style:style>
    <style:style style:name="P7" style:parent-style-name="Standard" style:family="paragraph">
      <style:paragraph-properties fo:margin-bottom="0in" fo:line-height="100%"/>
    </style:style>
    <style:style style:name="P8" style:parent-style-name="Normaali" style:family="paragraph">
      <style:paragraph-properties fo:margin-top="0in" fo:margin-bottom="0in"/>
    </style:style>
    <style:style style:name="P9" style:parent-style-name="Standard" style:family="paragraph">
      <style:paragraph-properties fo:margin-bottom="0in" fo:line-height="100%"/>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Standard" style:family="paragraph">
      <style:paragraph-properties fo:margin-bottom="0in" fo:line-height="100%"/>
    </style:style>
    <style:style style:name="T16" style:parent-style-name="Kappaleenoletusfontti" style:family="text">
      <style:text-properties style:font-name="Times New Roman" style:font-name-asian="Times New Roman" style:font-name-complex="Times New Roman" fo:font-size="12pt" style:font-size-asian="12pt" style:font-size-complex="12pt" style:language-asian="fi" style:country-asian="FI"/>
    </style:style>
    <style:style style:name="T17" style:parent-style-name="Kappaleenoletusfontti" style:family="text">
      <style:text-properties style:font-name="Times New Roman" style:font-name-asian="Times New Roman" style:font-name-complex="Times New Roman" fo:font-size="12pt" style:font-size-asian="12pt" style:font-size-complex="12pt" style:language-asian="fi" style:country-asian="FI"/>
    </style:style>
    <style:style style:name="T18" style:parent-style-name="Kappaleenoletusfontti" style:family="text">
      <style:text-properties style:font-name="Times New Roman" style:font-name-asian="Times New Roman" style:font-name-complex="Times New Roman" fo:font-size="12pt" style:font-size-asian="12pt" style:font-size-complex="12pt" style:language-asian="fi" style:country-asian="FI"/>
    </style:style>
    <style:style style:name="T19" style:parent-style-name="Kappaleenoletusfontti" style:family="text">
      <style:text-properties style:font-name="Times New Roman" style:font-name-asian="Times New Roman" style:font-name-complex="Times New Roman" fo:font-size="12pt" style:font-size-asian="12pt" style:font-size-complex="12pt" style:language-asian="fi" style:country-asian="FI"/>
    </style:style>
    <style:style style:name="T20" style:parent-style-name="Kappaleenoletusfontti" style:family="text">
      <style:text-properties style:font-name="Times New Roman" style:font-name-asian="Times New Roman" style:font-name-complex="Times New Roman" fo:font-size="12pt" style:font-size-asian="12pt" style:font-size-complex="12pt" style:language-asian="fi" style:country-asian="FI"/>
    </style:style>
    <style:style style:name="T21" style:parent-style-name="Kappaleenoletusfontti" style:family="text">
      <style:text-properties style:font-name="Times New Roman" style:font-name-asian="Times New Roman" style:font-name-complex="Times New Roman" fo:font-size="12pt" style:font-size-asian="12pt" style:font-size-complex="12pt" style:language-asian="fi" style:country-asian="FI"/>
    </style:style>
    <style:style style:name="T22" style:parent-style-name="Kappaleenoletusfontti" style:family="text">
      <style:text-properties style:font-name="Times New Roman" style:font-name-asian="Times New Roman" style:font-name-complex="Times New Roman" fo:font-size="12pt" style:font-size-asian="12pt" style:font-size-complex="12pt" style:language-asian="fi" style:country-asian="FI"/>
    </style:style>
    <style:style style:name="T23" style:parent-style-name="Kappaleenoletusfontti" style:family="text">
      <style:text-properties style:font-name="Times New Roman" style:font-name-asian="Times New Roman" style:font-name-complex="Times New Roman" fo:font-size="12pt" style:font-size-asian="12pt" style:font-size-complex="12pt" style:language-asian="fi" style:country-asian="FI"/>
    </style:style>
    <style:style style:name="T24" style:parent-style-name="Kappaleenoletusfontti" style:family="text">
      <style:text-properties style:font-name="Times New Roman" style:font-name-asian="Times New Roman" style:font-name-complex="Times New Roman" fo:font-size="12pt" style:font-size-asian="12pt" style:font-size-complex="12pt" style:language-asian="fi" style:country-asian="FI"/>
    </style:style>
    <style:style style:name="T25" style:parent-style-name="Kappaleenoletusfontti" style:family="text">
      <style:text-properties style:font-name="Times New Roman" style:font-name-asian="Times New Roman" style:font-name-complex="Times New Roman" fo:font-size="12pt" style:font-size-asian="12pt" style:font-size-complex="12pt" style:language-asian="fi" style:country-asian="FI"/>
    </style:style>
    <style:style style:name="T26" style:parent-style-name="Kappaleenoletusfontti" style:family="text">
      <style:text-properties style:font-name="Times New Roman" style:font-name-asian="Times New Roman" style:font-name-complex="Times New Roman" fo:font-size="12pt" style:font-size-asian="12pt" style:font-size-complex="12pt" style:language-asian="fi" style:country-asian="FI"/>
    </style:style>
    <style:style style:name="T27" style:parent-style-name="Kappaleenoletusfontti" style:family="text">
      <style:text-properties style:font-name="Times New Roman" style:font-name-asian="Times New Roman" style:font-name-complex="Times New Roman" fo:font-size="12pt" style:font-size-asian="12pt" style:font-size-complex="12pt" style:language-asian="fi" style:country-asian="FI"/>
    </style:style>
    <style:style style:name="T28" style:parent-style-name="Kappaleenoletusfontti" style:family="text">
      <style:text-properties style:font-name="Times New Roman" style:font-name-asian="Times New Roman" style:font-name-complex="Times New Roman" fo:font-size="12pt" style:font-size-asian="12pt" style:font-size-complex="12pt" style:language-asian="fi" style:country-asian="FI"/>
    </style:style>
    <style:style style:name="T29" style:parent-style-name="Kappaleenoletusfontti" style:family="text">
      <style:text-properties style:font-name="Times New Roman" style:font-name-asian="Times New Roman" style:font-name-complex="Times New Roman" fo:font-size="12pt" style:font-size-asian="12pt" style:font-size-complex="12pt" style:language-asian="fi" style:country-asian="FI"/>
    </style:style>
    <style:style style:name="T30" style:parent-style-name="Kappaleenoletusfontti" style:family="text">
      <style:text-properties style:font-name="Times New Roman" style:font-name-asian="Times New Roman" style:font-name-complex="Times New Roman" fo:font-size="12pt" style:font-size-asian="12pt" style:font-size-complex="12pt" style:language-asian="fi" style:country-asian="FI"/>
    </style:style>
    <style:style style:name="T31" style:parent-style-name="Kappaleenoletusfontti" style:family="text">
      <style:text-properties style:font-name="Times New Roman" style:font-name-asian="Times New Roman" style:font-name-complex="Times New Roman" fo:font-size="12pt" style:font-size-asian="12pt" style:font-size-complex="12pt" style:language-asian="fi" style:country-asian="FI"/>
    </style:style>
    <style:style style:name="T32" style:parent-style-name="Kappaleenoletusfontti" style:family="text">
      <style:text-properties style:font-name="Times New Roman" style:font-name-asian="Times New Roman" style:font-name-complex="Times New Roman" fo:font-size="12pt" style:font-size-asian="12pt" style:font-size-complex="12pt" style:language-asian="fi" style:country-asian="FI"/>
    </style:style>
    <style:style style:name="T33" style:parent-style-name="Kappaleenoletusfontti" style:family="text">
      <style:text-properties style:font-name="Times New Roman" style:font-name-asian="Times New Roman" style:font-name-complex="Times New Roman" fo:font-size="12pt" style:font-size-asian="12pt" style:font-size-complex="12pt" style:language-asian="fi" style:country-asian="FI"/>
    </style:style>
    <style:style style:name="T34" style:parent-style-name="Kappaleenoletusfontti" style:family="text">
      <style:text-properties style:font-name="Times New Roman" style:font-name-asian="Times New Roman" style:font-name-complex="Times New Roman" fo:font-size="12pt" style:font-size-asian="12pt" style:font-size-complex="12pt" style:language-asian="fi" style:country-asian="FI"/>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Olen alkanut miettiä</text:p>
      <text:p text:style-name="P5"/>
      <text:p text:style-name="P6">21 touko 2015</text:p>
      <text:p text:style-name="P7"/>
      <text:p text:style-name="P8">En ole koskaan saanut<text:s/>mitään kunnon ihastusta, mutta noin vuosi sitten tunsin jotain ihastus kaveriani kohtaan joka on tyttö. Koen pojat enneminkin kaverina...... Tunnen itseni liian nuoreksi ajattelemaan tälläistä (olen<text:s/>13) ja että se muuttuisinkuitenkin että ihastuisin poikiin kuitenkin vielä. Nyt on vuosi kulunut, kai se on tälläiselle liian lyhyt aika. Mutta tämä vaivaa minua kauheasti nyt...</text:p>
      <text:p text:style-name="P9"/>
      <text:p text:style-name="P10">[Nimimerkki poistettu]</text:p>
      <text:p text:style-name="P11"/>
      <text:p text:style-name="P12"/>
      <text:p text:style-name="P13">Vastaus</text:p>
      <text:p text:style-name="P14"/>
      <text:p text:style-name="P15"><text:span text:style-name="T16">Hei</text:span><text:span text:style-name="T17"><text:line-break/></text:span><text:span text:style-name="T18"><text:line-break/></text:span><text:span text:style-name="T19">Kysyt sitä että oletko liian nuori ajattelemaan omaa seksuaalista suuntautumistasi. Hyvin moni ikäisesi itse asiassa pohtii samoin. Olet tuntenut ihastusta tyttökaveria kohtaan.<text:s/></text:span><text:span text:style-name="T20">Pojat olet kokenut enemmän kavereina kuin ihastuksen kohteina. Mietit varmaan sitä että oletko suuntautunut enemmän tyttöihin kuin poikiin. Mitä ajatuksia ja tunteita se sinussa herättää. Onko siinä jotain pelottavaa vai tuntuuko se enimmäkseen ihan hyvält</text:span><text:span text:style-name="T21">ä? Pohdituttaako sinua se, että jos nyt kertoisit ihastuksestasi tyttöä kohtaan, niin siitä olisi sinulle jonkinlaista haittaa? Näinhän moni vielä joutuu pohtimaan, mikä on merkki siitä että ihastumista samaa sukupuolta olevaa kohtaan ei vielä arvosteta sa</text:span><text:span text:style-name="T22">malla tavalla kuin ihastumista vastakkaista sukupuolta olevaa kohtaan. Siihen on syytä saada muutos: onhan ihastuminen on yhtä arvokasta riippumatta kohteen sukupuolesta.<text:s/></text:span><text:span text:style-name="T23"><text:line-break/></text:span><text:span text:style-name="T24"><text:line-break/></text:span><text:span text:style-name="T25">On totta että osa ihmisistä ihastuu ensin samaa sukupuolta olevan ystävään ja myöhe</text:span><text:span text:style-name="T26">mmin huomaa että ihastukset suuntautuvat vastakkaista sukupuolta oleviin. Osalle taas ensimmäisten ihastusten mukainen suuntautuminen jää pysyväksi. Kummassakin tapauksessa ensimmäisiin ihastuksiin on hyvä suhtautua arvostuksella niitä vähättelemättä.</text:span><text:span text:style-name="T27"><text:line-break/></text:span><text:span text:style-name="T28"><text:line-break/></text:span><text:span text:style-name="T29">Ker</text:span><text:span text:style-name="T30">rot että asia vaivaa sinua kauheasti. Olisi hyvä että voisit keskustella tunteistasi sellaisen ihmisen kanssa, joka pitää homo/biseksuaalisuutta tasavertaisena suuntautumisen muotona heteroseksuaalisuuden kanssa. On tärkeää että saat olla juuri sellainen k</text:span><text:span text:style-name="T31">uin nyt olet, vielä epävarma omista tunteistasi ja suuntautumisestasi. On myös tärkeää että voit jollekin turvallisin mielin kertoa tunteistasi juuri sellaisina kuin sinä ne koet. Se auttaa sinua tutustumaan itseesi ja omiin tarpeisiisi.<text:s/></text:span><text:span text:style-name="T32"><text:line-break/></text:span><text:span text:style-name="T33"><text:line-break/></text:span><text:span text:style-name="T34">Jussi Nissin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56:00Z</meta:creation-date>
    <dc:date>2023-01-19T14:56:00Z</dc:date>
    <meta:template xlink:href="Normal.dotm" xlink:type="simple"/>
    <meta:editing-cycles>1</meta:editing-cycles>
    <meta:editing-duration>PT0S</meta:editing-duration>
    <meta:document-statistic meta:page-count="1" meta:paragraph-count="5" meta:word-count="277" meta:character-count="2524" meta:row-count="18" meta:non-whitespace-character-count="2252"/>
  </office:meta>
</office:document-meta>
</file>